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188cm" fo:min-width="3.50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76cm" fo:min-width="2.625cm"/>
      <style:paragraph-properties style:writing-mode="lr-tb"/>
    </style:style>
    <style:style style:name="gr4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458cm" fo:min-width="3.208cm"/>
      <style:paragraph-properties style:writing-mode="lr-tb"/>
    </style:style>
    <style:style style:name="gr6" style:family="graphic" style:parent-style-name="standard">
      <style:graphic-properties draw:fill="none" draw:textarea-vertical-align="middle" draw:auto-grow-height="false" fo:min-height="7.334cm" fo:min-width="0.404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3.36cm" fo:min-width="5.61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4.016cm" fo:min-width="0.765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cm" fo:min-width="1.5cm"/>
      <style:paragraph-properties style:writing-mode="lr-tb"/>
    </style:style>
    <style:style style:name="gr11" style:family="graphic" style:parent-style-name="standard">
      <style:graphic-properties draw:marker-start="Circle" draw:marker-start-width="0.3cm" draw:marker-end="Pontas_20_das_20_setas_20_16" draw:marker-end-width="0.3cm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Introdução a Banco de Dados com MySQ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9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anco de Dados</text:p>
          </draw:text-box>
        </draw:frame>
        <draw:custom-shape draw:style-name="gr2" draw:text-style-name="P2" draw:layer="layout" svg:width="4cm" svg:height="5.5cm" svg:x="1.5cm" svg:y="4.5cm">
          <text:p text:style-name="P2">Banco de</text:p>
          <text:p text:style-name="P2">dado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4cm" svg:height="3.5cm" svg:x="8cm" svg:y="5.5cm">
          <text:p text:style-name="P2">Schema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" draw:text-style-name="P3" draw:layer="layout" svg:x1="5.5cm" svg:y1="7cm" svg:x2="8cm" svg:y2="7cm">
          <text:p/>
        </draw:line>
        <draw:custom-shape draw:style-name="gr5" draw:text-style-name="P2" draw:layer="layout" svg:width="4cm" svg:height="3cm" svg:x="16cm" svg:y="2.5cm">
          <text:p text:style-name="P2">Tabela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3cm" svg:x="16cm" svg:y="6cm">
          <text:p text:style-name="P2">Tabela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3cm" svg:x="16cm" svg:y="9.5cm">
          <text:p text:style-name="P2">Tabela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cm" svg:height="8cm" svg:x="13cm" svg:y="3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1T19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Banco de Dados</text:p>
          </draw:text-box>
        </draw:frame>
        <draw:custom-shape draw:style-name="gr7" draw:text-style-name="P2" draw:layer="layout" svg:width="6.5cm" svg:height="4cm" svg:x="1.5cm" svg:y="5.5cm">
          <text:p text:style-name="P2">Tabela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5cm" svg:height="4.5cm" svg:x="8.5cm" svg:y="5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2" draw:layer="layout" svg:width="4.5cm" svg:height="2cm" svg:x="12.5cm" svg:y="4.5cm">
          <text:p text:style-name="P2">Campos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5cm" svg:height="2cm" svg:x="12.5cm" svg:y="9cm">
          <text:p text:style-name="P2">Registros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cm" svg:height="3.5cm" svg:x="19.5cm" svg:y="8.5cm">
          <text:p text:style-name="P5">Chave</text:p>
          <text:p text:style-name="P5">Primári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5" draw:layer="layout" svg:x1="17cm" svg:y1="10cm" svg:x2="20cm" svg:y2="10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anco de Dados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Banco de dados é a entidade maior, a qual armazena todas as outras entidades com seus respectivos dados</text:p>
              </text:list-item>
              <text:list-item>
                <text:p>BD contém a entidade tabela, essa a qual, pode ser vista como um DataFrame, a qual contém linhas e colunas, essas denominadas, registros e campos respectivamente</text:p>
              </text:list-item>
              <text:list-item>
                <text:p>Tabelas podem conter chaves primárias, essa a qual, determinam um campo para que seja o identificador do registro, ou seja, que esse campo não se repita em todo a tabe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Banco de Dados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Há também, chaves estrangeiras, essa a qual, gera o conceito de banco de dados relacional, diferente do transacional que era usado há muito tempo</text:p>
              </text:list-item>
              <text:list-item>
                <text:p>Há também índices em cada tabela, que fazem a busca através da linguagem SQL ser muito mais eficiente de encontrar registros</text:p>
              </text:list-item>
              <text:list-item>
                <text:p>E para agrupar um conjunto de tabelas que contém o mesmo tema em comum, podemos criar Schemas ou Databa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3:45:09.850854239</meta:creation-date>
    <meta:editing-duration>PT13M22S</meta:editing-duration>
    <meta:editing-cycles>2</meta:editing-cycles>
    <meta:generator>LibreOffice/7.5.1.2$Linux_X86_64 LibreOffice_project/50$Build-2</meta:generator>
    <dc:title>Blue Curve</dc:title>
    <dc:date>2023-03-27T13:58:29.492817438</dc:date>
    <meta:document-statistic meta:object-count="65"/>
  </office:meta>
</office:document-meta>
</file>